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0" style:family="paragraph" style:parent-style-name="ENS_5f_default" style:list-style-name="L3">
      <style:text-properties style:font-name="Courier New" fo:font-style="normal" style:font-style-asian="normal" style:font-style-complex="normal"/>
    </style:style>
    <style:style style:name="P11"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351184071669990257" text:style-name="L1">
        <text:list-item>
          <text:p text:style-name="P11">Lancez l'IDE et ouvrez le projet FriendsOfMine.</text:p>
        </text:list-item>
        <text:list-item>
          <text:p text:style-name="P11">Dans le fichier BuildConfig.groovy situé dans le dossier «grails-app/conf », ajoutez dans le bloc « dependencies » le ligne suivante :</text:p>
          <text:p text:style-name="P11"><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047181837162918752"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890188747225731664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9">create-integration-test friendsofmine.ActiviteServiceIntegrationTest</text:p>
          <text:p text:style-name="P8">Modifiez le contenu de la nouvelle classe de test pour qu'elle <text:span text:style-name="T6">soit identique au contenu disponible ici :</text:span></text:p>
          <text:p text:style-name="P7"><text:a xlink:type="simple" xlink:href="https://gist.github.com/FranckSilvestre/38498c89b755f1eb3a03">https://gist.github.com/FranckSilvestre/38498c89b755f1eb3a03</text:a> </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text:line-break/>Lancez l'application et vérifiez que vous pouvez effectivement créer des activités en utilisant l'application.</text:p>
          <text:p text:style-name="P7">Modifiez la classe ActiviteControllerSpec afin que tous les tests décrits dans cette classe passent.</text:p>
        </text:list-item>
        <text:list-item>
          <text:p text:style-name="P7">Modifier la classe de ActiviteController pour que l'insertion, la modification ou la suppression d'une activité se fasse en utilisant le service ActiviteService. </text:p>
        </text:list-item>
      </text:list>
      <text:p text:style-name="ENS_5f_default"/>
      <text:p text:style-name="ENS_5f_Titre_20_exercice">3 - <text:s/>La classe Inscription</text:p>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2H45M18S</meta:editing-duration>
    <meta:editing-cycles>78</meta:editing-cycles>
    <meta:generator>OpenOffice/4.0.1$Unix OpenOffice.org_project/401m5$Build-9714</meta:generator>
    <meta:initial-creator>Franck Silvestre</meta:initial-creator>
    <dc:date>2015-03-20T08:20:49</dc:date>
    <dc:creator>Franck Silvestre</dc:creator>
    <meta:document-statistic meta:table-count="1" meta:image-count="2" meta:object-count="0" meta:page-count="2" meta:paragraph-count="31" meta:word-count="522" meta:character-count="3536"/>
  </office:meta>
</office:document-meta>
</file>